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7_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7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orace J. Smith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4, 1890</text:p>
      <text:p text:style-name="P6">Month<text:tab/><text:tab/><text:tab/><text:tab/><text:tab/><text:tab/>January</text:p>
      <text:p text:style-name="P6">Year<text:tab/><text:tab/><text:tab/><text:tab/><text:tab/><text:tab/>1890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Logan Offices, 1305 Arch Street,/</text:p>
      <text:p text:style-name="P4">January 4th, 1890./</text:p>
      <text:p text:style-name="P3"><text:tab/>A meeting of the <text:span text:style-name="T2">C O M M I T T E E</text:span><text:span text:style-name="T3"> to arrange for a/ </text:span><text:span text:style-name="T2">T E S T I M O N I A L <text:s/>T O <text:s/>G E O R G E <text:s/>K E N N A N</text:span><text:span text:style-name="T3">/ will be held at the Logan Offices, 1305 Arch street,/ Monday, January 6th, 1890, at 4 o'clock p.m./ </text:span></text:p>
      <text:p text:style-name="P3"><text:span text:style-name="T3"><text:tab/>You are requested to be present./</text:span></text:p>
      <text:p text:style-name="P3"><text:span text:style-name="T3"><text:tab/>The following business will be brought to the attention of the/ Committee./</text:span></text:p>
      <text:p text:style-name="P3"><text:span text:style-name="T3"><text:tab/><text:tab/><text:tab/><text:tab/><text:tab/>President/</text:span></text:p>
      <text:p text:style-name="P3"><text:span text:style-name="T3">Election of Officers.<text:tab/><text:tab/><text:tab/>Vice President./</text:span></text:p>
      <text:p text:style-name="P3"><text:span text:style-name="T3"><text:tab/><text:tab/><text:tab/><text:tab/><text:tab/>Secretary./</text:span></text:p>
      <text:p text:style-name="P3"><text:span text:style-name="T3"><text:tab/><text:tab/><text:tab/><text:tab/><text:tab/>(/</text:span></text:p>
      <text:p text:style-name="P3"><text:span text:style-name="T3"><text:tab/><text:tab/><text:tab/><text:tab/><text:tab/>Treasurer./</text:span></text:p>
      <text:p text:style-name="P3"><text:span text:style-name="T3">Proper Title for the Committee./</text:span></text:p>
      <text:p text:style-name="P3"><text:soft-page-break/><text:span text:style-name="T3"><text:tab/>Appointment of the<text:tab/><text:tab/>1: Executive./</text:span></text:p>
      <text:p text:style-name="P3"><text:span text:style-name="T3"><text:tab/>Standing Committees.<text:tab/>2: Financial./</text:span></text:p>
      <text:p text:style-name="P3"><text:span text:style-name="T3"><text:tab/><text:tab/><text:tab/><text:tab/><text:tab/>3: Preparation of Address/ to the people of the/ United States./</text:span></text:p>
      <text:p text:style-name="P3"><text:span text:style-name="T3"/></text:p>
      <text:p text:style-name="P3"><text:span text:style-name="T3">[Page 2]</text:span></text:p>
      <text:p text:style-name="P2"><text:span text:style-name="T3">Kennan Testimonial Committee./</text:span></text:p>
      <text:p text:style-name="P2"><text:span text:style-name="T3">2./</text:span></text:p>
      <text:p text:style-name="P3"><text:span text:style-name="T3"><text:tab/><text:tab/><text:tab/><text:tab/><text:tab/>4: Entertainments; Invitations;/<text:line-break/><text:tab/><text:tab/><text:tab/><text:tab/><text:tab/>To Arrange the Time; and to Se-/</text:span></text:p>
      <text:p text:style-name="P3"><text:span text:style-name="T3"><text:tab/><text:tab/><text:tab/><text:tab/><text:tab/>cure the Academy of Music or/</text:span></text:p>
      <text:p text:style-name="P3"><text:span text:style-name="T3"><text:tab/><text:tab/><text:tab/><text:tab/><text:tab/><text:tab/>other hall./</text:span></text:p>
      <text:p text:style-name="P3"><text:span text:style-name="T3"><text:tab/><text:tab/><text:tab/><text:tab/><text:tab/>5: Testimonial./</text:span></text:p>
      <text:p text:style-name="P3"><text:span text:style-name="T3"><text:tab/><text:tab/><text:tab/><text:tab/><text:tab/><text:tab/>6: P O E M/</text:span></text:p>
      <text:p text:style-name="P3"><text:span text:style-name="T3"><text:tab/><text:tab/><text:tab/><text:tab/><text:tab/>Preparation of/</text:span></text:p>
      <text:p text:style-name="P3"><text:span text:style-name="T3"><text:tab/><text:tab/><text:tab/><text:tab/><text:tab/>Publication of/</text:span></text:p>
      <text:p text:style-name="P3"><text:span text:style-name="T3"><text:tab/><text:tab/><text:tab/><text:tab/><text:tab/>Musical Adaptation of./</text:span></text:p>
      <text:p text:style-name="P3"><text:span text:style-name="T3"><text:tab/><text:tab/><text:tab/><text:tab/><text:tab/>7: Procuring Tea-Cups and saucers;/</text:span></text:p>
      <text:p text:style-name="P3"><text:span text:style-name="T3"><text:tab/><text:tab/><text:tab/><text:tab/><text:tab/>Metal Statuettes; Porcelain/</text:span></text:p>
      <text:p text:style-name="P3"><text:span text:style-name="T3"><text:tab/><text:tab/><text:tab/><text:tab/><text:tab/>Plaques; and other objects for/</text:span></text:p>
      <text:p text:style-name="P3"><text:span text:style-name="T3"><text:tab/><text:tab/><text:tab/><text:tab/><text:tab/><text:tab/>sale./</text:span></text:p>
      <text:p text:style-name="P3"><text:span text:style-name="T3"><text:tab/><text:tab/><text:tab/><text:tab/><text:tab/>Horace J Smith/ Secretar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7T15:32:12.42</meta:creation-date>
    <dc:date>2012-01-17T15:41:16.74</dc:date>
    <dc:creator>Penn Libraries</dc:creator>
    <meta:editing-duration>PT00H09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1" meta:word-count="342" meta:character-count="2329"/>
  </office:meta>
</office:document-meta>
</file>